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style:font-name="FreeSans" officeooo:rsid="002257e0" officeooo:paragraph-rsid="002257e0"/>
    </style:style>
    <style:style style:name="P3" style:family="paragraph" style:parent-style-name="Heading_20_1">
      <style:text-properties officeooo:rsid="002257e0" officeooo:paragraph-rsid="002257e0"/>
    </style:style>
    <style:style style:name="T1" style:family="text">
      <style:text-properties officeooo:rsid="002309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imated Texture</text:h>
      <text:p text:style-name="P1"/>
      <text:p text:style-name="P2">Animated Textures are <text:span text:style-name="T1">achieved</text:span> by loading a set of Texture with the same size and using a timer based parameter to switch between them. Could also be <text:span text:style-name="T1">achieved</text:span> using a sprite sheet and UV ani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2:28:58.830133387</meta:creation-date>
    <meta:editing-duration>PT12M14S</meta:editing-duration>
    <meta:editing-cycles>11</meta:editing-cycles>
    <meta:generator>LibreOffice/5.1.4.2$Linux_X86_64 LibreOffice_project/10m0$Build-2</meta:generator>
    <dc:date>2017-01-29T02:41:16.672580745</dc:date>
    <meta:document-statistic meta:table-count="0" meta:image-count="0" meta:object-count="0" meta:page-count="1" meta:paragraph-count="2" meta:word-count="37" meta:character-count="213" meta:non-whitespace-character-count="178"/>
  </office:meta>
</office:document-meta>
</file>